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mm.tt/app/map/3621226724?t=qu00yR1iQN" text:style-name="Internet_20_link" text:visited-style-name="Visited_20_Internet_20_Link">https://mm.tt/app/map/3621226724?t=qu00yR1iQN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7T20:53:35.955000000</meta:creation-date>
    <dc:date>2025-02-17T20:53:54.476000000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46" meta:non-whitespace-character-count="45"/>
    <meta:generator>LibreOffice/24.8.0.3$Windows_X86_64 LibreOffice_project/0bdf1299c94fe897b119f97f3c613e9dca6be583</meta:generator>
  </office:meta>
</office:document-meta>
</file>